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Droid Sans Devanagari1" svg:font-family="'Droid Sans Devanagari'" style:font-family-generic="swiss"/>
    <style:font-face style:name="Courier New" svg:font-family="'Courier New'" style:font-adornments="Regular" style:font-pitch="fixed"/>
    <style:font-face style:name="Ubuntu" svg:font-family="Ubuntu"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5125in" fo:margin-left="0in" fo:margin-top="0in" fo:margin-bottom="0in" table:align="left" style:writing-mode="lr-tb"/>
    </style:style>
    <style:style style:name="Table1.A" style:family="table-column">
      <style:table-column-properties style:column-width="1.3118in"/>
    </style:style>
    <style:style style:name="Table1.B" style:family="table-column">
      <style:table-column-properties style:column-width="1.0507in"/>
    </style:style>
    <style:style style:name="Table1.C" style:family="table-column">
      <style:table-column-properties style:column-width="1.05in"/>
    </style:style>
    <style:style style:name="Table1.D" style:family="table-column">
      <style:table-column-properties style:column-width="1.0493in"/>
    </style:style>
    <style:style style:name="Table1.F" style:family="table-column">
      <style:table-column-properties style:column-width="1in"/>
    </style:style>
    <style:style style:name="Table1.1" style:family="table-row">
      <style:table-row-properties style:min-row-height="0.5535in" fo:keep-together="auto"/>
    </style:style>
    <style:style style:name="Table1.A1" style:family="table-cell">
      <style:table-cell-properties style:vertical-align="middle" fo:background-color="transparent" fo:padding-left="0.0035in" fo:padding-right="0.0014in" fo:padding-top="0in" fo:padding-bottom="0in" fo:border-left="0.5pt solid #000000" fo:border-right="0.25pt solid #000000" fo:border-top="1pt solid #000000" fo:border-bottom="0.25pt solid #000000">
        <style:background-image/>
      </style:table-cell-properties>
    </style:style>
    <style:style style:name="Table1.B1" style:family="table-cell">
      <style:table-cell-properties style:vertical-align="middle" fo:background-color="transparent" fo:padding-left="0.0035in" fo:padding-right="0.0014in" fo:padding-top="0in" fo:padding-bottom="0in" fo:border-left="0.25pt solid #000000" fo:border-right="0.25pt solid #000000" fo:border-top="1pt solid #000000" fo:border-bottom="0.25pt solid #000000">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0035in" fo:padding-right="0.0014in" fo:padding-top="0in" fo:padding-bottom="0in" fo:border-left="0.5pt solid #000000" fo:border-right="0.25pt solid #000000" fo:border-top="0.25pt solid #000000" fo:border-bottom="0.25pt solid #000000">
        <style:background-image/>
      </style:table-cell-properties>
    </style:style>
    <style:style style:name="Table1.B2" style:family="table-cell">
      <style:table-cell-properties style:vertical-align="middle" fo:background-color="transparent" fo:padding-left="0.0035in" fo:padding-right="0.0014in" fo:padding-top="0in" fo:padding-bottom="0in" fo:border="0.25pt solid #000000">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 style:family="table">
      <style:table-properties style:width="6.5125in" fo:margin-left="0in" fo:margin-top="0in" fo:margin-bottom="0in" table:align="left" style:writing-mode="lr-tb"/>
    </style:style>
    <style:style style:name="Table1.A" style:family="table-column">
      <style:table-column-properties style:column-width="1.3118in"/>
    </style:style>
    <style:style style:name="Table1.B" style:family="table-column">
      <style:table-column-properties style:column-width="1.0507in"/>
    </style:style>
    <style:style style:name="Table1.C" style:family="table-column">
      <style:table-column-properties style:column-width="1.05in"/>
    </style:style>
    <style:style style:name="Table1.D" style:family="table-column">
      <style:table-column-properties style:column-width="1.0493in"/>
    </style:style>
    <style:style style:name="Table1.F" style:family="table-column">
      <style:table-column-properties style:column-width="1in"/>
    </style:style>
    <style:style style:name="Table1.1" style:family="table-row">
      <style:table-row-properties style:min-row-height="0.5535in" fo:keep-together="auto"/>
    </style:style>
    <style:style style:name="Table1.A1" style:family="table-cell">
      <style:table-cell-properties style:vertical-align="middle" fo:background-color="transparent" fo:padding-left="0.0035in" fo:padding-right="0.0014in" fo:padding-top="0in" fo:padding-bottom="0in" fo:border-left="0.5pt solid #000000" fo:border-right="0.25pt solid #000000" fo:border-top="1pt solid #000000" fo:border-bottom="0.25pt solid #000000">
        <style:background-image/>
      </style:table-cell-properties>
    </style:style>
    <style:style style:name="Table1.B1" style:family="table-cell">
      <style:table-cell-properties style:vertical-align="middle" fo:background-color="transparent" fo:padding-left="0.0035in" fo:padding-right="0.0014in" fo:padding-top="0in" fo:padding-bottom="0in" fo:border-left="0.25pt solid #000000" fo:border-right="0.25pt solid #000000" fo:border-top="1pt solid #000000" fo:border-bottom="0.25pt solid #000000">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0035in" fo:padding-right="0.0014in" fo:padding-top="0in" fo:padding-bottom="0in" fo:border-left="0.5pt solid #000000" fo:border-right="0.25pt solid #000000" fo:border-top="0.25pt solid #000000" fo:border-bottom="0.25pt solid #000000">
        <style:background-image/>
      </style:table-cell-properties>
    </style:style>
    <style:style style:name="Table1.B2" style:family="table-cell">
      <style:table-cell-properties style:vertical-align="middle" fo:background-color="transparent" fo:padding-left="0.0035in" fo:padding-right="0.0014in" fo:padding-top="0in" fo:padding-bottom="0in" fo:border="0.25pt solid #000000">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2" style:family="table">
      <style:table-properties style:width="6.7431in" fo:margin-left="0in" fo:margin-top="0in" fo:margin-bottom="0in" table:align="left" style:writing-mode="lr-tb"/>
    </style:style>
    <style:style style:name="Table2.A" style:family="table-column">
      <style:table-column-properties style:column-width="1.5743in"/>
    </style:style>
    <style:style style:name="Table2.B" style:family="table-column">
      <style:table-column-properties style:column-width="0.8597in"/>
    </style:style>
    <style:style style:name="Table2.C" style:family="table-column">
      <style:table-column-properties style:column-width="1.0694in"/>
    </style:style>
    <style:style style:name="Table2.D" style:family="table-column">
      <style:table-column-properties style:column-width="1.1486in"/>
    </style:style>
    <style:style style:name="Table2.E" style:family="table-column">
      <style:table-column-properties style:column-width="1.0451in"/>
    </style:style>
    <style:style style:name="Table2.1" style:family="table-row">
      <style:table-row-properties style:min-row-height="0.2188in" fo:keep-together="auto"/>
    </style:style>
    <style:style style:name="Table2.A1" style:family="table-cell">
      <style:table-cell-properties style:vertical-align="middle" fo:background-color="transparent" fo:padding="0.0208in" fo:border="0.5pt solid #000000">
        <style:background-image/>
      </style:table-cell-properties>
    </style:style>
    <style:style style:name="Table2.2" style:family="table-row">
      <style:table-row-properties style:min-row-height="0.6in" fo:keep-together="auto"/>
    </style:style>
    <style:style style:name="Table2.3" style:family="table-row">
      <style:table-row-properties style:min-row-height="0.1778in" fo:keep-together="auto"/>
    </style:style>
    <style:style style:name="Table2.4" style:family="table-row">
      <style:table-row-properties style:min-row-height="0.9465in" fo:keep-together="auto"/>
    </style:style>
    <style:style style:name="Table2.5" style:family="table-row">
      <style:table-row-properties style:min-row-height="0.1826in" fo:keep-together="auto"/>
    </style:style>
    <style:style style:name="Table2.C5" style:family="table-cell">
      <style:table-cell-properties style:vertical-align="middle" fo:background-color="transparent" fo:padding="0.0097in" fo:border="0.5pt solid #000000">
        <style:background-image/>
      </style:table-cell-properties>
    </style:style>
    <style:style style:name="Table2.6" style:family="table-row">
      <style:table-row-properties style:min-row-height="1.2035in" fo:keep-together="auto"/>
    </style:style>
    <style:style style:name="Table2.7" style:family="table-row">
      <style:table-row-properties style:min-row-height="1.0639in" fo:keep-together="auto"/>
    </style:style>
    <style:style style:name="P1" style:family="paragraph" style:parent-style-name="Frame_20_contents">
      <style:paragraph-properties fo:margin-top="0.1945in" fo:margin-bottom="0.1945in" style:contextual-spacing="false"/>
    </style:style>
    <style:style style:name="P2" style:family="paragraph" style:parent-style-name="Frame_20_contents">
      <style:paragraph-properties fo:margin-top="0in" fo:margin-bottom="0in" style:contextual-spacing="false" fo:text-align="center" style:justify-single-word="false" fo:orphans="0" fo:widows="0" style:snap-to-layout-grid="false"/>
      <style:text-properties style:font-name="Calibri" fo:font-size="10pt" fo:font-weight="bold" style:font-size-asian="10pt" style:font-weight-asian="bold" style:font-size-complex="10pt" style:font-weight-complex="bold"/>
    </style:style>
    <style:style style:name="P3" style:family="paragraph" style:parent-style-name="Frame_20_contents">
      <style:paragraph-properties fo:margin-top="0in" fo:margin-bottom="0in" style:contextual-spacing="false" fo:line-height="115%" fo:text-align="center" style:justify-single-word="false" fo:orphans="0" fo:widows="0" style:snap-to-layout-grid="false"/>
      <style:text-properties fo:color="#000000" loext:opacity="100%" style:font-name="Calibri" fo:font-size="10pt" officeooo:rsid="000cc0ca" officeooo:paragraph-rsid="000cc0ca" style:font-size-asian="10pt" style:font-size-complex="10pt"/>
    </style:style>
    <style:style style:name="P4" style:family="paragraph" style:parent-style-name="Frame_20_contents">
      <style:paragraph-properties fo:margin-top="0in" fo:margin-bottom="0in" style:contextual-spacing="false" fo:line-height="115%" fo:text-align="center" style:justify-single-word="false" fo:orphans="0" fo:widows="0" style:snap-to-layout-grid="false"/>
      <style:text-properties fo:color="#000000" loext:opacity="100%" style:font-name="Calibri" fo:font-size="10pt" officeooo:rsid="000cc0ca" officeooo:paragraph-rsid="000cc0ca" style:font-size-asian="10pt" style:font-size-complex="10pt"/>
    </style:style>
    <style:style style:name="P5" style:family="paragraph" style:parent-style-name="Frame_20_contents">
      <style:paragraph-properties fo:margin-top="0in" fo:margin-bottom="0in" style:contextual-spacing="false" fo:line-height="115%" fo:text-align="center" style:justify-single-word="false" fo:orphans="0" fo:widows="0" style:snap-to-layout-grid="false"/>
      <style:text-properties fo:color="#000000" loext:opacity="100%" style:font-name="Calibri" fo:font-size="10pt" officeooo:rsid="000cc0ca" officeooo:paragraph-rsid="000fd9e6" style:font-size-asian="10pt" style:font-size-complex="10pt"/>
    </style:style>
    <style:style style:name="P6" style:family="paragraph" style:parent-style-name="Frame_20_contents">
      <style:paragraph-properties fo:margin-top="0in" fo:margin-bottom="0in" style:contextual-spacing="false" fo:line-height="115%" fo:text-align="center" style:justify-single-word="false" fo:orphans="0" fo:widows="0" style:snap-to-layout-grid="false"/>
      <style:text-properties fo:color="#000000" loext:opacity="100%" style:font-name="Calibri" fo:font-size="10pt" officeooo:rsid="000cc0ca" officeooo:paragraph-rsid="000cc0ca" style:font-size-asian="10pt" style:font-size-complex="10pt"/>
    </style:style>
    <style:style style:name="P7" style:family="paragraph" style:parent-style-name="Frame_20_contents">
      <style:paragraph-properties fo:margin-top="0in" fo:margin-bottom="0in" style:contextual-spacing="false" fo:line-height="115%" fo:text-align="center" style:justify-single-word="false" fo:orphans="0" fo:widows="0" style:snap-to-layout-grid="false"/>
      <style:text-properties fo:color="#000000" loext:opacity="100%" style:font-name="Calibri" fo:font-size="10pt" style:font-size-asian="10pt" style:font-size-complex="10pt"/>
    </style:style>
    <style:style style:name="P8" style:family="paragraph" style:parent-style-name="Frame_20_contents">
      <style:paragraph-properties fo:margin-top="0in" fo:margin-bottom="0in" style:contextual-spacing="false" fo:line-height="115%" fo:text-align="center" style:justify-single-word="false" fo:orphans="0" fo:widows="0" style:snap-to-layout-grid="false"/>
      <style:text-properties fo:color="#000000" loext:opacity="100%" style:font-name="Calibri" fo:font-size="10pt" style:font-size-asian="10pt" style:font-size-complex="10pt"/>
    </style:style>
    <style:style style:name="P9" style:family="paragraph" style:parent-style-name="Frame_20_contents">
      <style:paragraph-properties fo:margin-top="0in" fo:margin-bottom="0in" style:contextual-spacing="false" fo:line-height="115%" fo:text-align="center" style:justify-single-word="false" fo:orphans="0" fo:widows="0" style:snap-to-layout-grid="false"/>
      <style:text-properties fo:color="#000000" loext:opacity="100%" style:font-name="Calibri" fo:font-size="10pt" style:font-size-asian="10pt" style:font-size-complex="10pt"/>
    </style:style>
    <style:style style:name="P10" style:family="paragraph" style:parent-style-name="Frame_20_contents">
      <style:paragraph-properties fo:margin-top="0in" fo:margin-bottom="0in" style:contextual-spacing="false" fo:line-height="115%" fo:text-align="center" style:justify-single-word="false" fo:orphans="0" fo:widows="0" style:snap-to-layout-grid="false"/>
      <style:text-properties fo:color="#000000" loext:opacity="100%" style:font-name="Calibri" fo:font-size="10pt" officeooo:rsid="000e2422" officeooo:paragraph-rsid="000e2422" style:font-size-asian="10pt" style:font-size-complex="10pt"/>
    </style:style>
    <style:style style:name="P11" style:family="paragraph" style:parent-style-name="Frame_20_contents">
      <style:paragraph-properties fo:margin-top="0in" fo:margin-bottom="0in" style:contextual-spacing="false" fo:line-height="115%" fo:text-align="center" style:justify-single-word="false" fo:orphans="0" fo:widows="0" style:snap-to-layout-grid="false"/>
      <style:text-properties fo:font-size="10pt" officeooo:rsid="000cc0ca" officeooo:paragraph-rsid="000cc0ca" style:font-size-asian="10pt" style:font-size-complex="10pt"/>
    </style:style>
    <style:style style:name="P12" style:family="paragraph" style:parent-style-name="Frame_20_contents">
      <style:paragraph-properties fo:margin-top="0in" fo:margin-bottom="0in" style:contextual-spacing="false" fo:line-height="115%" fo:text-align="center" style:justify-single-word="false" fo:orphans="0" fo:widows="0" style:snap-to-layout-grid="false"/>
      <style:text-properties fo:font-size="10pt" officeooo:rsid="000cc0ca" officeooo:paragraph-rsid="000d0714" style:font-size-asian="10pt" style:font-size-complex="10pt"/>
    </style:style>
    <style:style style:name="P13" style:family="paragraph" style:parent-style-name="Frame_20_contents">
      <style:paragraph-properties fo:margin-top="0in" fo:margin-bottom="0in" style:contextual-spacing="false" fo:line-height="115%" fo:text-align="center" style:justify-single-word="false" fo:orphans="0" fo:widows="0" style:snap-to-layout-grid="false"/>
      <style:text-properties fo:font-size="10pt" officeooo:paragraph-rsid="000cc0ca" style:font-size-asian="10pt" style:font-size-complex="10pt"/>
    </style:style>
    <style:style style:name="P14" style:family="paragraph" style:parent-style-name="Frame_20_contents">
      <style:paragraph-properties fo:margin-left="0.2in" fo:margin-right="0in" fo:margin-top="0in" fo:margin-bottom="0in" style:contextual-spacing="false" fo:line-height="115%" fo:text-align="center" style:justify-single-word="false" fo:orphans="0" fo:widows="0" fo:text-indent="-0.2in" style:auto-text-indent="false" style:snap-to-layout-grid="false"/>
      <style:text-properties fo:color="#000000" loext:opacity="100%" style:font-name="Calibri" fo:font-size="10pt" style:font-size-asian="10pt" style:font-size-complex="10pt"/>
    </style:style>
    <style:style style:name="P15" style:family="paragraph" style:parent-style-name="Frame_20_contents">
      <style:paragraph-properties fo:margin-left="0.2in" fo:margin-right="0in" fo:margin-top="0in" fo:margin-bottom="0in" style:contextual-spacing="false" fo:line-height="115%" fo:text-align="center" style:justify-single-word="false" fo:orphans="0" fo:widows="0" fo:text-indent="-0.2in" style:auto-text-indent="false" style:snap-to-layout-grid="false"/>
      <style:text-properties fo:color="#000000" loext:opacity="100%" style:font-name="Calibri" fo:font-size="10pt" style:font-size-asian="10pt" style:font-size-complex="10pt"/>
    </style:style>
    <style:style style:name="P16" style:family="paragraph" style:parent-style-name="Frame_20_contents">
      <style:paragraph-properties fo:margin-left="0.2in" fo:margin-right="0in" fo:margin-top="0in" fo:margin-bottom="0in" style:contextual-spacing="false" fo:line-height="115%" fo:text-align="center" style:justify-single-word="false" fo:orphans="0" fo:widows="0" fo:text-indent="-0.2in" style:auto-text-indent="false" style:snap-to-layout-grid="false"/>
      <style:text-properties fo:color="#000000" loext:opacity="100%" style:font-name="Calibri" fo:font-size="10pt" officeooo:rsid="000cc0ca" officeooo:paragraph-rsid="000cc0ca" style:font-size-asian="10pt" style:font-size-complex="10pt"/>
    </style:style>
    <style:style style:name="P17" style:family="paragraph" style:parent-style-name="Frame_20_contents">
      <style:paragraph-properties fo:margin-left="0.2in" fo:margin-right="0in" fo:margin-top="0in" fo:margin-bottom="0in" style:contextual-spacing="false" fo:line-height="115%" fo:text-align="center" style:justify-single-word="false" fo:orphans="0" fo:widows="0" fo:text-indent="-0.2in" style:auto-text-indent="false" style:snap-to-layout-grid="false"/>
      <style:text-properties fo:color="#000000" loext:opacity="100%" style:font-name="Calibri" fo:font-size="10pt" officeooo:rsid="000d0714" officeooo:paragraph-rsid="000d0714" style:font-size-asian="10pt" style:font-size-complex="10pt"/>
    </style:style>
    <style:style style:name="P18" style:family="paragraph" style:parent-style-name="Header">
      <style:paragraph-properties fo:line-height="115%" fo:text-align="center" style:justify-single-word="false"/>
      <style:text-properties fo:color="#000000" loext:opacity="100%" style:font-name="Ubuntu"/>
    </style:style>
    <style:style style:name="P19" style:family="paragraph" style:parent-style-name="Header">
      <style:paragraph-properties fo:line-height="115%" fo:break-before="page"/>
      <style:text-properties fo:color="#000000" loext:opacity="100%" style:font-name="Ubuntu"/>
    </style:style>
    <style:style style:name="P20" style:family="paragraph" style:parent-style-name="Normal_20__28_Web_29_">
      <style:paragraph-properties fo:margin-top="0in" fo:margin-bottom="0in" style:contextual-spacing="false" fo:text-align="center" style:justify-single-word="false" fo:orphans="0" fo:widows="0" style:snap-to-layout-grid="false"/>
      <style:text-properties style:font-name="Calibri"/>
    </style:style>
    <style:style style:name="P21" style:family="paragraph" style:parent-style-name="Normal_20__28_Web_29_">
      <style:paragraph-properties fo:margin-top="0in" fo:margin-bottom="0in" style:contextual-spacing="false" fo:text-align="center" style:justify-single-word="false" fo:orphans="0" fo:widows="0" style:snap-to-layout-grid="false"/>
      <style:text-properties style:font-name="Ubuntu" fo:font-size="11pt" style:font-size-asian="11pt" style:font-size-complex="11pt"/>
    </style:style>
    <style:style style:name="P22" style:family="paragraph" style:parent-style-name="Normal_20__28_Web_29_">
      <style:paragraph-properties fo:margin-top="0in" fo:margin-bottom="0in" style:contextual-spacing="false" fo:text-align="center" style:justify-single-word="false" fo:orphans="0" fo:widows="0"/>
      <style:text-properties style:font-name="Ubuntu" fo:font-size="11pt" fo:font-weight="bold" style:font-size-asian="11pt" style:font-weight-asian="bold" style:font-size-complex="11pt" style:font-weight-complex="bold"/>
    </style:style>
    <style:style style:name="P23" style:family="paragraph" style:parent-style-name="Normal_20__28_Web_29_">
      <style:paragraph-properties fo:margin-top="0in" fo:margin-bottom="0in" style:contextual-spacing="false" fo:text-align="center" style:justify-single-word="false" fo:orphans="0" fo:widows="0" style:snap-to-layout-grid="false"/>
      <style:text-properties style:font-name="Ubuntu" fo:font-size="11pt" fo:font-weight="bold" style:font-size-asian="11pt" style:font-weight-asian="bold" style:font-size-complex="11pt" style:font-weight-complex="bold"/>
    </style:style>
    <style:style style:name="P24" style:family="paragraph" style:parent-style-name="Normal_20__28_Web_29_">
      <style:paragraph-properties fo:margin-top="0in" fo:margin-bottom="0in" style:contextual-spacing="false" fo:line-height="115%"/>
      <style:text-properties fo:color="#000000" loext:opacity="100%" style:font-name="Ubuntu" fo:font-size="10pt" style:font-size-asian="10pt" style:font-size-complex="10pt"/>
    </style:style>
    <style:style style:name="P25" style:family="paragraph" style:parent-style-name="Standard">
      <style:paragraph-properties fo:line-height="115%" fo:text-align="justify" style:justify-single-word="false"/>
      <style:text-properties fo:font-variant="small-caps" fo:color="#000000" loext:opacity="100%" style:font-name="Ubuntu" fo:font-size="10pt" fo:font-weight="bold" style:font-size-asian="10pt" style:font-weight-asian="bold" style:font-size-complex="10pt"/>
    </style:style>
    <style:style style:name="P26" style:family="paragraph" style:parent-style-name="Standard">
      <style:paragraph-properties fo:line-height="115%"/>
      <style:text-properties fo:color="#000000" loext:opacity="100%" style:font-name="Ubuntu" fo:font-size="10pt" style:font-size-asian="10pt" style:font-size-complex="10pt"/>
    </style:style>
    <style:style style:name="P27" style:family="paragraph" style:parent-style-name="Standard">
      <style:paragraph-properties fo:line-height="115%"/>
      <style:text-properties fo:color="#000000" loext:opacity="100%" style:font-name="Ubuntu" fo:font-size="10pt" officeooo:rsid="0014a340" officeooo:paragraph-rsid="0014a340" style:font-size-asian="10pt" style:font-size-complex="10pt"/>
    </style:style>
    <style:style style:name="P28" style:family="paragraph" style:parent-style-name="Standard">
      <style:paragraph-properties fo:line-height="115%"/>
      <style:text-properties fo:color="#000000" loext:opacity="100%" style:font-name="Ubuntu" fo:font-size="10pt" style:font-size-asian="10pt" style:font-size-complex="10pt"/>
    </style:style>
    <style:style style:name="P29" style:family="paragraph" style:parent-style-name="Standard">
      <style:paragraph-properties fo:line-height="115%" fo:text-align="justify" style:justify-single-word="false"/>
      <style:text-properties fo:color="#000000" loext:opacity="100%" style:font-name="Ubuntu" fo:font-size="10pt" style:font-size-asian="10pt" style:font-size-complex="10pt"/>
    </style:style>
    <style:style style:name="P30" style:family="paragraph" style:parent-style-name="Standard" style:list-style-name="WWNum2">
      <style:paragraph-properties fo:line-height="115%" fo:hyphenation-ladder-count="no-limit"/>
      <style:text-properties fo:color="#000000" loext:opacity="100%" style:font-name="Ubuntu" fo:font-size="10pt" style:font-size-asian="10pt" style:font-size-complex="10pt" fo:hyphenate="false" fo:hyphenation-remain-char-count="2" fo:hyphenation-push-char-count="2" loext:hyphenation-no-caps="false"/>
    </style:style>
    <style:style style:name="P31" style:family="paragraph" style:parent-style-name="Standard" style:list-style-name="WWNum1">
      <style:paragraph-properties fo:line-height="115%" fo:hyphenation-ladder-count="no-limit"/>
      <style:text-properties fo:color="#000000" loext:opacity="100%" style:font-name="Ubuntu" fo:font-size="10pt" style:font-size-asian="10pt" style:font-size-complex="10pt" fo:hyphenate="false" fo:hyphenation-remain-char-count="2" fo:hyphenation-push-char-count="2" loext:hyphenation-no-caps="false"/>
    </style:style>
    <style:style style:name="P32" style:family="paragraph" style:parent-style-name="Standard">
      <style:paragraph-properties fo:line-height="115%"/>
      <style:text-properties fo:color="#000000" loext:opacity="100%" style:font-name="Ubuntu" fo:font-size="10pt" officeooo:rsid="001b3266" officeooo:paragraph-rsid="001b3266" style:font-size-asian="10pt" style:font-size-complex="10pt"/>
    </style:style>
    <style:style style:name="P33" style:family="paragraph" style:parent-style-name="Standard">
      <style:paragraph-properties fo:line-height="115%"/>
      <style:text-properties fo:color="#000000" loext:opacity="100%" style:font-name="Ubuntu" fo:font-size="10pt" fo:font-weight="bold" style:font-size-asian="10pt" style:font-weight-asian="bold" style:font-size-complex="10pt" style:font-weight-complex="bold"/>
    </style:style>
    <style:style style:name="P34" style:family="paragraph" style:parent-style-name="Standard">
      <style:paragraph-properties fo:margin-left="0.5in" fo:margin-right="0in" fo:line-height="115%" fo:text-indent="0in" style:auto-text-indent="false"/>
      <style:text-properties fo:color="#000000" loext:opacity="100%" style:font-name="Ubuntu"/>
    </style:style>
    <style:style style:name="P35" style:family="paragraph" style:parent-style-name="Standard">
      <style:paragraph-properties fo:line-height="115%" fo:break-before="page"/>
      <style:text-properties fo:color="#000000" loext:opacity="100%" style:font-name="Ubuntu"/>
    </style:style>
    <style:style style:name="P36" style:family="paragraph" style:parent-style-name="Standard" style:master-page-name="First_20_Page">
      <style:paragraph-properties fo:line-height="115%" fo:text-align="center" style:justify-single-word="false" style:page-number="auto"/>
      <style:text-properties fo:color="#000000" loext:opacity="100%" style:font-name="Ubuntu" fo:font-size="11pt" style:font-size-asian="11pt" style:font-size-complex="11pt"/>
    </style:style>
    <style:style style:name="P37" style:family="paragraph">
      <loext:graphic-properties draw:fill="solid" draw:fill-color="#ffffff" draw:opacity="0%"/>
      <style:paragraph-properties fo:text-align="start"/>
      <style:text-properties fo:font-size="18pt"/>
    </style:style>
    <style:style style:name="T1" style:family="text">
      <style:text-properties fo:font-variant="small-caps" fo:font-weight="bold" style:font-weight-asian="bold"/>
    </style:style>
    <style:style style:name="T2" style:family="text">
      <style:text-properties style:font-name="Calibri" fo:font-size="10pt" fo:font-weight="bold" style:font-size-asian="10pt" style:font-weight-asian="bold" style:font-size-complex="10pt" style:font-weight-complex="bold"/>
    </style:style>
    <style:style style:name="T3" style:family="text">
      <style:text-properties style:text-position="super 58%"/>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style>
    <style:style style:name="T8" style:family="text">
      <style:text-properties style:font-weight-complex="bold"/>
    </style:style>
    <style:style style:name="T9" style:family="text">
      <style:text-properties fo:color="#000000" loext:opacity="100%" style:font-name="Calibri"/>
    </style:style>
    <style:style style:name="T10" style:family="text">
      <style:text-properties fo:color="#000000" loext:opacity="100%" style:font-name="Calibri" officeooo:rsid="000cc0ca"/>
    </style:style>
    <style:style style:name="T11" style:family="text">
      <style:text-properties fo:color="#000000" loext:opacity="100%" style:font-name="Calibri"/>
    </style:style>
    <style:style style:name="T12" style:family="text">
      <style:text-properties fo:color="#000000" loext:opacity="100%" style:font-name="Calibri" officeooo:rsid="000d0714"/>
    </style:style>
    <style:style style:name="T13" style:family="text">
      <style:text-properties fo:color="#000000" loext:opacity="100%" style:font-name="Calibri" officeooo:rsid="000d0714"/>
    </style:style>
    <style:style style:name="T14" style:family="text">
      <style:text-properties fo:color="#000000" loext:opacity="100%" style:font-name="Calibri" officeooo:rsid="000e2422"/>
    </style:style>
    <style:style style:name="T15" style:family="text">
      <style:text-properties fo:font-style="italic" style:font-style-asian="italic"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style:font-style-asian="italic"/>
    </style:style>
    <style:style style:name="T18" style:family="text">
      <style:text-properties fo:font-style="italic" fo:font-weight="bold" style:font-style-asian="italic" style:font-weight-asian="bold"/>
    </style:style>
    <style:style style:name="T19" style:family="text">
      <style:text-properties style:font-style-complex="italic" style:font-weight-complex="bold"/>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fo:font-weight="bold" style:font-weight-asian="bold"/>
    </style:style>
    <style:style style:name="T22" style:family="text">
      <style:text-properties style:text-underline-style="none" fo:font-weight="normal" officeooo:rsid="000c8bbc" style:font-weight-asian="normal" style:font-weight-complex="normal"/>
    </style:style>
    <style:style style:name="T23" style:family="text">
      <style:text-properties officeooo:rsid="000d0714"/>
    </style:style>
    <style:style style:name="T24" style:family="text">
      <style:text-properties officeooo:rsid="000d0714"/>
    </style:style>
    <style:style style:name="T25" style:family="text">
      <style:text-properties officeooo:rsid="000e2422"/>
    </style:style>
    <style:style style:name="T26" style:family="text">
      <style:text-properties officeooo:rsid="000fd9e6"/>
    </style:style>
    <style:style style:name="T27" style:family="text">
      <style:text-properties officeooo:rsid="00160040"/>
    </style:style>
    <style:style style:name="T28" style:family="text">
      <style:text-properties officeooo:rsid="00176cb3"/>
    </style:style>
    <style:style style:name="T29" style:family="text">
      <style:text-properties officeooo:rsid="00194259"/>
    </style:style>
    <style:style style:name="gr1" style:family="graphic" style:parent-style-name="Frame">
      <style:graphic-properties draw:stroke="none" svg:stroke-width="0in" draw:fill="solid" draw:fill-color="#ffffff" draw:opacity="0%" draw:textarea-vertical-align="top" draw:auto-grow-height="false" fo:min-height="5.0701in" fo:min-width="6.7429in" fo:padding-top="0in" fo:padding-bottom="0in" fo:padding-left="0in" fo:padding-right="0in" fo:wrap-option="wrap" fo:margin-left="0in" fo:margin-right="0.1252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opacity="0%" draw:textarea-vertical-align="top" draw:auto-grow-height="false" fo:min-height="1.8409in" fo:min-width="6.5256in" fo:padding-top="0in" fo:padding-bottom="0in" fo:padding-left="0in" fo:padding-right="0in" fo:wrap-option="wrap" fo:margin-left="0in" fo:margin-right="0.1252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1">Voting Methods Simulation: How Different Voting Methods Result in Different Winners</text:span></text:p>
      <text:p text:style-name="P25"/>
      <text:p text:style-name="P29"><text:span text:style-name="T8">(Adapted from Shepsle &amp; Boncheck, A</text:span><text:span text:style-name="T15">nalyzing Politics</text:span><text:span text:style-name="T19">, New York: W. W. Norton and Company, Inc., (1997), p.168) who adapted it from Joseph Malkevitch, “Mathematical Theory of Elections,” </text:span><text:span text:style-name="T15">Annals of the New York Academy of Sciences</text:span><text:span text:style-name="T19"> 607 (1990):89-97</text:span><text:span text:style-name="T8">)</text:span></text:p>
      <text:p text:style-name="P26"/>
      <text:p text:style-name="P26"/>
      <text:p text:style-name="P26"><text:span text:style-name="T6">Purpose of Assignment</text:span> </text:p>
      <text:p text:style-name="P26">To show that <text:span text:style-name="T16">how</text:span> we count votes can change the outcome of elections, even if no voters change their minds. <text:s/>Students should (a) learn some of the alternative methods of counting votes, and (b) think about which method, in their considered opinion, does the best job of representing the public's preferences.</text:p>
      <text:p text:style-name="P33"/>
      <text:p text:style-name="P26"><text:span text:style-name="T7">Background</text:span> </text:p>
      <text:p text:style-name="P26">The United States Constitution does not specify what voting method must be used. <text:s/>The only rule is that each voter must have an equally weighted vote (normally called “one man, one vote,” but we could probably give each person more than one vote, as long as each still got an equal number). <text:s/>Each of the following voting methods give each person an equal vote. <text:s/></text:p>
      <text:p text:style-name="P26"/>
      <text:p text:style-name="P26"><text:span text:style-name="T7">Directions</text:span></text:p>
      <text:list xml:id="list1029076207" text:style-name="WWNum2">
        <text:list-item>
          <text:p text:style-name="P30">There are 5 candidates running for President of the Caribou Club (see the table on the next page). <text:s/>Count the votes using the four different vote methods described below.</text:p>
        </text:list-item>
        <text:list-item>
          <text:p text:style-name="P30">The table shows how voters rank the different candidates. <text:s/>For example, in the column that has “6” at the top—that means there are 6 voters whose first choice is Ali, followed by Dawkins, then Escobar, etc. <text:s/>The next column over shows that 5 voters rank Baumgold first, Escobar second, etc.</text:p>
        </text:list-item>
      </text:list>
      <text:p text:style-name="P26"/>
      <text:p text:style-name="P26"><text:span text:style-name="T7">Voting Methods</text:span></text:p>
      <text:p text:style-name="P26"><text:span text:style-name="T18">Simple plurality voting</text:span>: This is what we use most commonly in the U.S. <text:s/>Each voter gets one vote, and whichever candidate gets the most votes wins. <text:s text:c="2"/></text:p>
      <text:p text:style-name="P26"/>
      <text:p text:style-name="P26"><text:span text:style-name="T18">Plurality runoff</text:span>: This is often used in local elections (it’s also called the “simple runoff). <text:s/>The top two vote-getters from the simple plurality vote move on to round two. <text:s/>In round 2, every voter votes for their favorite of these two remaining candidates (so if, for example, Escobar is out of the running, his supporters give their votes to whichever of the two remaining candidates they like best; and so on for all voters).</text:p>
      <text:p text:style-name="P26"/>
      <text:p text:style-name="P26"><text:span text:style-name="T18">Sequential runoff</text:span><text:span text:style-name="T17">:</text:span> This method has several rounds. Once more, begin with a simple plurality vote. <text:s/>This time, remove the candidate with the fewest votes, and transfer that candidate’s votes to her voters’ next favorite candidate. Count the votes again, remove the candidate who now has the fewest remaining votes, transferring his votes to his voters’ next favorite candidate (who is still in the race). Repeat this process until one candidate has a majority of the votes. <text:s/>(This method is popularly called the “single transferable vote.”)</text:p>
      <text:p text:style-name="P26"/>
      <text:p text:style-name="P26"><text:span text:style-name="T18">Borda Count</text:span>: <text:s/>Named after the French mathematician who invented it. <text:s/>Voters have multiple votes. <text:s/>They distribute them as follows:</text:p>
      <text:list xml:id="list2526379655" text:style-name="WWNum1">
        <text:list-item>
          <text:list>
            <text:list-item>
              <text:p text:style-name="P31">4 points to their first choice.</text:p>
            </text:list-item>
            <text:list-item>
              <text:p text:style-name="P31">3 points to their 2<text:span text:style-name="T3">nd</text:span> <text:s/>choice.</text:p>
            </text:list-item>
            <text:list-item>
              <text:p text:style-name="P31">2 points to their 3<text:span text:style-name="T3">rd</text:span> choice .</text:p>
            </text:list-item>
            <text:list-item>
              <text:p text:style-name="P31"><text:soft-page-break/>1 point to their 4<text:span text:style-name="T3">th</text:span> choice.</text:p>
            </text:list-item>
            <text:list-item>
              <text:p text:style-name="P31">0 points to their last choice.</text:p>
              <text:list>
                <text:list-item>
                  <text:p text:style-name="P31">For example, the 6 voters who like Ali best each give him 4 votes, for 24 total (6*4). <text:s/></text:p>
                </text:list-item>
                <text:list-item>
                  <text:p text:style-name="P31">Baumgold is their 2<text:span text:style-name="T3">nd</text:span> choice, so they each give her 3 votes for 18 total (6*3).</text:p>
                </text:list-item>
                <text:list-item>
                  <text:p text:style-name="P31">Escobar is their third choice, etc.</text:p>
                </text:list-item>
                <text:list-item>
                  <text:p text:style-name="P31">Do this for all groups of voters then add up all the votes and declare the winner.</text:p>
                </text:list-item>
              </text:list>
            </text:list-item>
          </text:list>
        </text:list-item>
      </text:list>
      <text:p text:style-name="P26"/>
      <text:p text:style-name="P19"><text:span text:style-name="T7">Name</text:span><text:span text:style-name="T20">:</text:span><text:span text:style-name="T21"> </text:span><text:span text:style-name="T22">Robert Detjens</text:span></text:p>
      <text:p text:style-name="P18"><draw:custom-shape text:anchor-type="paragraph" draw:z-index="0" draw:name="Text Box 2" draw:style-name="gr2" draw:text-style-name="P37" svg:width="6.5252in" svg:height="1.8406in" svg:x="0.0138in" svg:y="0.211in"><loext:table table:name="Table1" table:style-name="Table1"><loext:table-column table:style-name="Table1.A"/><loext:table-column table:style-name="Table1.B"/><loext:table-column table:style-name="Table1.C"/><loext:table-column table:style-name="Table1.D"/><loext:table-column table:style-name="Table1.C"/><loext:table-column table:style-name="Table1.F"/><loext:table-row table:style-name="Table1.1"><loext:table-cell table:style-name="Table1.A1" office:value-type="string"><text:p text:style-name="P21">Number of voters with this ordering of candidates</text:p><text:p text:style-name="P21">→</text:p></loext:table-cell><loext:table-cell table:style-name="Table1.B1" office:value-type="string"><text:p text:style-name="P23">6</text:p></loext:table-cell><loext:table-cell table:style-name="Table1.B1" office:value-type="string"><text:p text:style-name="P22">5</text:p></loext:table-cell><loext:table-cell table:style-name="Table1.B1" office:value-type="string"><text:p text:style-name="P22">4</text:p></loext:table-cell><loext:table-cell table:style-name="Table1.B1" office:value-type="string"><text:p text:style-name="P22">3</text:p></loext:table-cell><loext:table-cell table:style-name="Table1.B1" office:value-type="string"><text:p text:style-name="P22">2</text:p></loext:table-cell></loext:table-row><loext:table-row table:style-name="Table1.2"><loext:table-cell table:style-name="Table1.A2" office:value-type="string"><text:p text:style-name="P21">1<text:span text:style-name="T3">st</text:span> choice →</text:p></loext:table-cell><loext:table-cell table:style-name="Table1.B2" office:value-type="string"><text:p text:style-name="P21">Ali</text:p></loext:table-cell><loext:table-cell table:style-name="Table1.B2" office:value-type="string"><text:p text:style-name="P21">Baumgold</text:p></loext:table-cell><loext:table-cell table:style-name="Table1.B2" office:value-type="string"><text:p text:style-name="P21">Chen</text:p></loext:table-cell><loext:table-cell table:style-name="Table1.B2" office:value-type="string"><text:p text:style-name="P21">Dawkins</text:p></loext:table-cell><loext:table-cell table:style-name="Table1.B2" office:value-type="string"><text:p text:style-name="P21">Escobar</text:p></loext:table-cell></loext:table-row><loext:table-row table:style-name="Table1.3"><loext:table-cell table:style-name="Table1.A2" office:value-type="string"><text:p text:style-name="P21">2<text:span text:style-name="T3">nd</text:span> choice →</text:p></loext:table-cell><loext:table-cell table:style-name="Table1.B2" office:value-type="string"><text:p text:style-name="P21">Dawkins</text:p></loext:table-cell><loext:table-cell table:style-name="Table1.B2" office:value-type="string"><text:p text:style-name="P21">Escobar</text:p></loext:table-cell><loext:table-cell table:style-name="Table1.B2" office:value-type="string"><text:p text:style-name="P21">Baumgold</text:p></loext:table-cell><loext:table-cell table:style-name="Table1.B2" office:value-type="string"><text:p text:style-name="P21">Chen</text:p></loext:table-cell><loext:table-cell table:style-name="Table1.B2" office:value-type="string"><text:p text:style-name="P21">Baumgold</text:p></loext:table-cell></loext:table-row><loext:table-row table:style-name="Table1.4"><loext:table-cell table:style-name="Table1.A2" office:value-type="string"><text:p text:style-name="P21">3<text:span text:style-name="T3">rd</text:span> choice →</text:p></loext:table-cell><loext:table-cell table:style-name="Table1.B2" office:value-type="string"><text:p text:style-name="P21">Escobar</text:p></loext:table-cell><loext:table-cell table:style-name="Table1.B2" office:value-type="string"><text:p text:style-name="P21">Dawkins</text:p></loext:table-cell><loext:table-cell table:style-name="Table1.B2" office:value-type="string"><text:p text:style-name="P21">Escobar</text:p></loext:table-cell><loext:table-cell table:style-name="Table1.B2" office:value-type="string"><text:p text:style-name="P21">Escobar</text:p></loext:table-cell><loext:table-cell table:style-name="Table1.B2" office:value-type="string"><text:p text:style-name="P21">Dawkins</text:p></loext:table-cell></loext:table-row><loext:table-row table:style-name="Table1.5"><loext:table-cell table:style-name="Table1.A2" office:value-type="string"><text:p text:style-name="P21">4<text:span text:style-name="T3">th</text:span> choice →</text:p></loext:table-cell><loext:table-cell table:style-name="Table1.B2" office:value-type="string"><text:p text:style-name="P21">Chen</text:p></loext:table-cell><loext:table-cell table:style-name="Table1.B2" office:value-type="string"><text:p text:style-name="P21">Chen</text:p></loext:table-cell><loext:table-cell table:style-name="Table1.B2" office:value-type="string"><text:p text:style-name="P21">Dawkins</text:p></loext:table-cell><loext:table-cell table:style-name="Table1.B2" office:value-type="string"><text:p text:style-name="P21">Baumgold</text:p></loext:table-cell><loext:table-cell table:style-name="Table1.B2" office:value-type="string"><text:p text:style-name="P21">Chen</text:p></loext:table-cell></loext:table-row><loext:table-row table:style-name="Table1.6"><loext:table-cell table:style-name="Table1.A2" office:value-type="string"><text:p text:style-name="P21">Last choice →</text:p></loext:table-cell><loext:table-cell table:style-name="Table1.B2" office:value-type="string"><text:p text:style-name="P21">Baumgold</text:p></loext:table-cell><loext:table-cell table:style-name="Table1.B2" office:value-type="string"><text:p text:style-name="P21">Ali</text:p></loext:table-cell><loext:table-cell table:style-name="Table1.B2" office:value-type="string"><text:p text:style-name="P21">Ali</text:p></loext:table-cell><loext:table-cell table:style-name="Table1.B2" office:value-type="string"><text:p text:style-name="P21">Ali</text:p></loext:table-cell><loext:table-cell table:style-name="Table1.B2" office:value-type="string"><text:p text:style-name="P21">Ali</text:p></loext:table-cell></loext:table-row></loext:table><text:p text:style-name="P1"><text: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p text:style-name="P33"><draw:custom-shape text:anchor-type="paragraph" draw:z-index="1" draw:name="Text Box 3" draw:style-name="gr1" draw:text-style-name="P37" svg:width="6.7425in" svg:height="5.0697in" svg:x="0.0563in" svg:y="0.2701in"><loext:table table:name="Table2" table:style-name="Table2"><loext:table-column table:style-name="Table2.A"/><loext:table-column table:style-name="Table2.B"/><loext:table-column table:style-name="Table2.C"/><loext:table-column table:style-name="Table2.D"/><loext:table-column table:style-name="Table2.E" table:number-columns-repeated="2"/><loext:table-row table:style-name="Table2.1"><loext:table-cell table:style-name="Table2.A1" office:value-type="string"><text:p text:style-name="P20"><text:span text:style-name="T4"> </text:span><text:span text:style-name="T5">Method</text:span></text:p></loext:table-cell><loext:table-cell table:style-name="Table2.A1" office:value-type="string"><text:p text:style-name="P2">Winner</text:p></loext:table-cell><loext:table-cell table:style-name="Table2.A1" table:number-columns-spanned="4" office:value-type="string"><text:p text:style-name="P2">Votes for Each Candidate</text:p></loext:table-cell><loext:covered-table-cell/><loext:covered-table-cell/><loext:covered-table-cell/></loext:table-row><loext:table-row table:style-name="Table2.2"><loext:table-cell table:style-name="Table2.A1" office:value-type="string"><text:p text:style-name="P7"> Simple plurality voting</text:p></loext:table-cell><loext:table-cell table:style-name="Table2.A1" office:value-type="string"><text:p text:style-name="P3">Ali</text:p></loext:table-cell><loext:table-cell table:style-name="Table2.A1" table:number-columns-spanned="4" office:value-type="string"><text:p text:style-name="P13"><text:span text:style-name="T10">Ali – 6</text:span></text:p><text:p text:style-name="P11"><text:span text:style-name="T9">Baumgold – 5</text:span></text:p><text:p text:style-name="P11"><text:span text:style-name="T9">Chen – 4</text:span></text:p><text:p text:style-name="P11"><text:span text:style-name="T9">Dawkins – 3</text:span></text:p><text:p text:style-name="P11"><text:span text:style-name="T9">Escobar - 2</text:span></text:p></loext:table-cell><loext:covered-table-cell/><loext:covered-table-cell/><loext:covered-table-cell/></loext:table-row><loext:table-row table:style-name="Table2.3"><loext:table-cell table:style-name="Table2.A1" table:number-rows-spanned="2" office:value-type="string"><text:p text:style-name="P7"> Plurality runoff</text:p></loext:table-cell><loext:table-cell table:style-name="Table2.A1" table:number-rows-spanned="2" office:value-type="string"><text:p text:style-name="P3">Baumgold</text:p></loext:table-cell><loext:table-cell table:style-name="Table2.A1" table:number-columns-spanned="2" office:value-type="string"><text:p text:style-name="P7">Round 1</text:p></loext:table-cell><loext:covered-table-cell/><loext:table-cell table:style-name="Table2.A1" table:number-columns-spanned="2" office:value-type="string"><text:p text:style-name="P7">Round 2</text:p></loext:table-cell><loext:covered-table-cell/></loext:table-row><loext:table-row table:style-name="Table2.4"><loext:covered-table-cell/><loext:covered-table-cell/><loext:table-cell table:style-name="Table2.A1" table:number-columns-spanned="2" office:value-type="string"><text:p text:style-name="P3">Ali - 6</text:p><text:p text:style-name="P3">Baumgold - 5</text:p><text:p text:style-name="P11"><text:span text:style-name="T9">Chen – 4</text:span></text:p><text:p text:style-name="P11"><text:span text:style-name="T9">Dawkins – 3</text:span></text:p><text:p text:style-name="P3">Escobar - 2</text:p></loext:table-cell><loext:covered-table-cell/><loext:table-cell table:style-name="Table2.A1" table:number-columns-spanned="2" office:value-type="string"><text:p text:style-name="P5">Al<text:span text:style-name="T26">i - 6</text:span></text:p><text:p text:style-name="P5">Baumgold - 5 + 4 + 3 + 2</text:p></loext:table-cell><loext:covered-table-cell/></loext:table-row><loext:table-row table:style-name="Table2.5"><loext:table-cell table:style-name="Table2.A1" table:number-rows-spanned="2" office:value-type="string"><text:p text:style-name="P7"> Sequential runoff</text:p></loext:table-cell><loext:table-cell table:style-name="Table2.A1" table:number-rows-spanned="2" office:value-type="string"><text:p text:style-name="P17">Chen</text:p></loext:table-cell><loext:table-cell table:style-name="Table2.C5" office:value-type="string"><text:p text:style-name="P14">Round 1</text:p></loext:table-cell><loext:table-cell table:style-name="Table2.A1" office:value-type="string"><text:p text:style-name="P14">Round 2</text:p></loext:table-cell><loext:table-cell table:style-name="Table2.A1" office:value-type="string"><text:p text:style-name="P14">Round 3</text:p></loext:table-cell><loext:table-cell table:style-name="Table2.A1" office:value-type="string"><text:p text:style-name="P14">Round 4</text:p></loext:table-cell></loext:table-row><loext:table-row table:style-name="Table2.6"><loext:covered-table-cell/><loext:covered-table-cell/><loext:table-cell table:style-name="Table2.A1" office:value-type="string"><text:p text:style-name="P13"><text:span text:style-name="T10">Ali: 6</text:span></text:p><text:p text:style-name="P11"><text:span text:style-name="T9">Baumgold: 5</text:span></text:p><text:p text:style-name="P11"><text:span text:style-name="T9">Chen: 4</text:span></text:p><text:p text:style-name="P11"><text:span text:style-name="T9">Dawkins: 3</text:span></text:p><text:p text:style-name="P3">Escobar: 2</text:p></loext:table-cell><loext:table-cell table:style-name="Table2.A1" office:value-type="string"><text:p text:style-name="P13"><text:span text:style-name="T10">Ali: 6</text:span></text:p><text:p text:style-name="P11"><text:span text:style-name="T9">Baumgold: </text:span><text:span text:style-name="T12">7</text:span></text:p><text:p text:style-name="P12"><text:span text:style-name="T9">Chen: 4</text:span></text:p><text:p text:style-name="P12"><text:span text:style-name="T9">Dawkins: 3</text:span></text:p></loext:table-cell><loext:table-cell table:style-name="Table2.A1" office:value-type="string"><text:p text:style-name="P13"><text:span text:style-name="T10">Ali: 6</text:span></text:p><text:p text:style-name="P11"><text:span text:style-name="T9">Baumgold: </text:span><text:span text:style-name="T12">7</text:span></text:p><text:p text:style-name="P11"><text:span text:style-name="T12">Chen: 7</text:span></text:p></loext:table-cell><loext:table-cell table:style-name="Table2.A1" office:value-type="string"><text:p text:style-name="P11"><text:span text:style-name="T9">Baumgold: </text:span><text:span text:style-name="T12">7</text:span></text:p><text:p text:style-name="P16"><text:span text:style-name="T23">Chen: 13</text:span></text:p></loext:table-cell></loext:table-row><loext:table-row table:style-name="Table2.7"><loext:table-cell table:style-name="Table2.A1" office:value-type="string"><text:p text:style-name="P7"> Borda count</text:p></loext:table-cell><loext:table-cell table:style-name="Table2.A1" office:value-type="string"><text:p text:style-name="P10">Escobar</text:p></loext:table-cell><loext:table-cell table:style-name="Table2.A1" table:number-columns-spanned="4" office:value-type="string"><text:p text:style-name="P13"><text:span text:style-name="T10"><text:s text:c="11"/>Ali: </text:span><text:span text:style-name="T12">4*6 + 0*5</text:span><text:span text:style-name="T12"> + 0*4 + 0*3 + </text:span><text:span text:style-name="T14">0*2 = 24</text:span></text:p><text:p text:style-name="P11"><text:span text:style-name="T9">Baumgold: </text:span><text:span text:style-name="T12">0*6</text:span><text:span text:style-name="T9"> </text:span><text:span text:style-name="T12">+ 4*5</text:span><text:span text:style-name="T12"> + 3*4 + 1*3 + </text:span><text:span text:style-name="T14">3*2 = 41</text:span></text:p><text:p text:style-name="P11"><text:span text:style-name="T9"><text:s text:c="7"/>Chen: </text:span><text:span text:style-name="T12">1*6 + 1*5</text:span><text:span text:style-name="T12"> + 4*4 + 3*3 + </text:span><text:span text:style-name="T14">1*2 = 38</text:span></text:p><text:p text:style-name="P11"><text:span text:style-name="T9"><text:s text:c="2"/>Dawkins: </text:span><text:span text:style-name="T12">3*6 + 2*5</text:span><text:span text:style-name="T12"> + 1*4 + 4*3 + </text:span><text:span text:style-name="T14">2*2 = 48</text:span></text:p><text:p text:style-name="P3"><text:span text:style-name="T23"><text:s text:c="3"/>Escobar: 2*6 + 3*5 + 2*4 + 2*3 + </text:span><text:span text:style-name="T25">4*2 = 49</text:span></text:p></loext:table-cell><loext:covered-table-cell/><loext:covered-table-cell/><loext:covered-table-cell/></loext:table-row></loext:table><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5"><text:span text:style-name="T5">Question:</text:span><text:span text:style-name="T4"> <text:s/>On the this</text:span><text:bookmark text:name="_GoBack"/><text:span text:style-name="T4"> page, answer the following question. <text:s/>Your answer must be at least two paragraphs long. <text:s text:c="2"/></text:span></text:p>
      <text:p text:style-name="P26"/>
      <text:p text:style-name="P34"><text:span text:style-name="T4">Which of these methods do you think is the best way to most accurately judge the overall preference of the voting public and the best method for representing the broad interests or concerns of the public? Why? <text:s/>Which of these methods do you think is the worst and why? When thinking about your answers consider how the various rules used to count votes privilege or empower some voters over others.</text:span></text:p>
      <text:p text:style-name="P26"/>
      <text:p text:style-name="P27">Borda count seems to be the best option to make sure the candidate that the most people will <text:span text:style-name="T27">be the least unhappy with is the one chosen. This is also the most complicated one, and I would be concerned that the general public would not understand this system properly. </text:span><text:span text:style-name="T28">Plurality runoff also seems to take into account the votes of the minorities somewhat, as they can choose the “lesser of two evils”, as it were, in the second round if their primary candidate gets voted out in the first. </text:span><text:span text:style-name="T29">That might be easier for the general public to understand the workings of, but personally I feel that the Borda count would better represent my vote.</text:span></text:p>
      <text:p text:style-name="P27"/>
      <text:p text:style-name="P32">As for the worst method, simple plurality is the simplest, but also discards everybody except the most voted. This causes the minorities’ votes to be completely ignored, which may not be the best idea if we are trying to represent everybody. <text:s/>Sequential runoff don’t take into account the minority opinions, as they get to revote if there chosen candidate gets voted off, but needing to do multiple passes of voting before the Victor can be decided seems like too much hassle if there is a better wa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Droid Sans Devanagari1" svg:font-family="'Droid Sans Devanagari'" style:font-family-generic="swiss"/>
    <style:font-face style:name="Courier New" svg:font-family="'Courier New'" style:font-adornments="Regular" style:font-pitch="fixed"/>
    <style:font-face style:name="Ubuntu" svg:font-family="Ubuntu"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0pt" fo:language="en" fo:country="US" style:letter-kerning="false" style:font-name-asian="ＭＳ 明朝" style:font-size-asian="10pt" style:language-asian="ja" style:country-asian="JP"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0pt" fo:language="en" fo:country="US" style:letter-kerning="false" style:font-name-asian="ＭＳ 明朝" style:font-size-asian="10pt" style:language-asian="ja" style:country-asian="JP" style:font-name-complex="F"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ormal_20__28_Web_29_" style:display-name="Normal (Web)"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hyphenation-ladder-count="no-limit">
        <style:tab-stops>
          <style:tab-stop style:position="3.25in" style:type="center"/>
          <style:tab-stop style:position="6.5in" style:type="right"/>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ne_20_number" style:display-name="line number"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size="8pt" style:font-size-asian="8pt" style:font-size-complex="8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in" fo:margin-left="0.2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0.5in" fo:text-indent="-0.15in" fo:margin-left="0.35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8in" fo:text-indent="-0.25in" fo:margin-left="1.8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3in" fo:text-indent="-0.25in" fo:margin-left="2.3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2.8in" fo:text-indent="-0.25in" fo:margin-left="2.8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3in" fo:text-indent="-0.25in" fo:margin-left="3.3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3.8in" fo:text-indent="-0.25in" fo:margin-left="3.8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3in" fo:text-indent="-0.25in" fo:margin-left="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rie Solberg</meta:initial-creator>
    <meta:editing-cycles>4</meta:editing-cycles>
    <meta:creation-date>2016-09-20T18:00:00</meta:creation-date>
    <dc:date>2020-11-01T18:55:19.472804775</dc:date>
    <meta:editing-duration>PT10M33S</meta:editing-duration>
    <meta:generator>LibreOffice/7.0.3.1$Linux_X86_64 LibreOffice_project/00$Build-1</meta:generator>
    <meta:document-statistic meta:table-count="2" meta:image-count="0" meta:object-count="0" meta:page-count="4" meta:paragraph-count="114" meta:word-count="1055" meta:character-count="5784" meta:non-whitespace-character-count="4788"/>
    <meta:user-defined meta:name="AppVersion">16.0000</meta:user-defined>
    <meta:user-defined meta:name="Company">Orego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